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957a2" officeooo:paragraph-rsid="001957a2"/>
    </style:style>
    <style:style style:name="P2" style:family="paragraph" style:parent-style-name="Text_20_body">
      <style:text-properties officeooo:rsid="001957a2" officeooo:paragraph-rsid="001b144c"/>
    </style:style>
    <style:style style:name="P3" style:family="paragraph" style:parent-style-name="Text_20_body">
      <style:text-properties officeooo:rsid="001957a2" officeooo:paragraph-rsid="001dd90d"/>
    </style:style>
    <style:style style:name="P4" style:family="paragraph" style:parent-style-name="Text_20_body">
      <style:text-properties officeooo:rsid="001957a2" officeooo:paragraph-rsid="00220c88"/>
    </style:style>
    <style:style style:name="P5" style:family="paragraph" style:parent-style-name="Text_20_body">
      <style:text-properties officeooo:rsid="001957a2" officeooo:paragraph-rsid="00290a0f"/>
    </style:style>
    <style:style style:name="P6" style:family="paragraph" style:parent-style-name="Text_20_body">
      <style:text-properties officeooo:rsid="001957a2" officeooo:paragraph-rsid="002dbd0d"/>
    </style:style>
    <style:style style:name="P7" style:family="paragraph" style:parent-style-name="Text_20_body">
      <style:text-properties style:text-underline-style="none" officeooo:rsid="001957a2" officeooo:paragraph-rsid="001dd90d"/>
    </style:style>
    <style:style style:name="P8" style:family="paragraph" style:parent-style-name="Text_20_body">
      <style:text-properties style:text-underline-style="none" officeooo:rsid="001b144c" officeooo:paragraph-rsid="001957a2"/>
    </style:style>
    <style:style style:name="P9" style:family="paragraph" style:parent-style-name="Text_20_body">
      <style:text-properties officeooo:rsid="00203bdd" officeooo:paragraph-rsid="00203bdd"/>
    </style:style>
    <style:style style:name="P10" style:family="paragraph" style:parent-style-name="Text_20_body">
      <style:text-properties officeooo:rsid="00203bdd" officeooo:paragraph-rsid="00220c88"/>
    </style:style>
    <style:style style:name="P11" style:family="paragraph" style:parent-style-name="Text_20_body">
      <style:text-properties officeooo:rsid="0020a25c" officeooo:paragraph-rsid="0020a25c"/>
    </style:style>
    <style:style style:name="P12" style:family="paragraph" style:parent-style-name="Text_20_body">
      <style:text-properties officeooo:rsid="0020a25c" officeooo:paragraph-rsid="002218de"/>
    </style:style>
    <style:style style:name="P13" style:family="paragraph" style:parent-style-name="Heading_20_2">
      <style:text-properties officeooo:paragraph-rsid="001957a2"/>
    </style:style>
    <style:style style:name="P14" style:family="paragraph" style:parent-style-name="Heading_20_3">
      <style:text-properties officeooo:rsid="001957a2" officeooo:paragraph-rsid="001c069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36b86"/>
    </style:style>
    <style:style style:name="T3" style:family="text">
      <style:text-properties style:text-underline-style="solid" style:text-underline-width="auto" style:text-underline-color="font-color" officeooo:rsid="001b144c"/>
    </style:style>
    <style:style style:name="T4" style:family="text">
      <style:text-properties style:text-underline-style="solid" style:text-underline-width="auto" style:text-underline-color="font-color" officeooo:rsid="0005a6f5"/>
    </style:style>
    <style:style style:name="T5" style:family="text">
      <style:text-properties style:text-underline-style="solid" style:text-underline-width="auto" style:text-underline-color="font-color" officeooo:rsid="00290a0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36b86"/>
    </style:style>
    <style:style style:name="T8" style:family="text">
      <style:text-properties style:text-underline-style="none" officeooo:rsid="001b144c"/>
    </style:style>
    <style:style style:name="T9" style:family="text">
      <style:text-properties style:text-underline-style="none" officeooo:rsid="0004616c"/>
    </style:style>
    <style:style style:name="T10" style:family="text">
      <style:text-properties style:text-underline-style="none" officeooo:rsid="0005a6f5"/>
    </style:style>
    <style:style style:name="T11" style:family="text">
      <style:text-properties style:text-underline-style="none" officeooo:rsid="001f73a1"/>
    </style:style>
    <style:style style:name="T12" style:family="text">
      <style:text-properties style:text-underline-style="none" officeooo:rsid="00203bdd"/>
    </style:style>
    <style:style style:name="T13" style:family="text">
      <style:text-properties style:text-underline-style="none" officeooo:rsid="0020a25c"/>
    </style:style>
    <style:style style:name="T14" style:family="text">
      <style:text-properties style:text-underline-style="none" officeooo:rsid="00220c88"/>
    </style:style>
    <style:style style:name="T15" style:family="text">
      <style:text-properties style:text-underline-style="none" officeooo:rsid="0024429a"/>
    </style:style>
    <style:style style:name="T16" style:family="text">
      <style:text-properties style:text-underline-style="none" officeooo:rsid="00278bb4"/>
    </style:style>
    <style:style style:name="T17" style:family="text">
      <style:text-properties style:text-underline-style="none" officeooo:rsid="002aa91e"/>
    </style:style>
    <style:style style:name="T18" style:family="text">
      <style:text-properties style:text-underline-style="none" officeooo:rsid="002be1fb"/>
    </style:style>
    <style:style style:name="T19" style:family="text">
      <style:text-properties style:text-underline-style="none" officeooo:rsid="00311a4d"/>
    </style:style>
    <style:style style:name="T20" style:family="text">
      <style:text-properties officeooo:rsid="001b144c"/>
    </style:style>
    <style:style style:name="T21" style:family="text">
      <style:text-properties style:font-name="Liberation Sans" fo:font-size="14.1000003814697pt" style:text-underline-style="none" fo:font-weight="bold" officeooo:rsid="0003a4cd" style:font-name-asian="Microsoft YaHei" style:font-size-asian="14.1000003814697pt" style:font-weight-asian="bold" style:font-name-complex="Arial1" style:font-size-complex="14.1000003814697pt" style:font-weight-complex="bold"/>
    </style:style>
    <style:style style:name="T22" style:family="text">
      <style:text-properties officeooo:rsid="001f73a1"/>
    </style:style>
    <style:style style:name="T23" style:family="text">
      <style:text-properties fo:font-size="12pt" style:text-underline-style="none" officeooo:rsid="0005c852" style:font-size-asian="12pt" style:font-size-complex="12pt"/>
    </style:style>
    <style:style style:name="T24" style:family="text">
      <style:text-properties fo:font-size="12pt" style:text-underline-style="none" officeooo:rsid="0004616c" style:font-size-asian="12pt" style:font-size-complex="12pt"/>
    </style:style>
    <style:style style:name="T25" style:family="text">
      <style:text-properties fo:font-size="12pt" fo:language="gl" fo:country="ES" style:text-underline-style="none" fo:font-weight="normal" officeooo:rsid="00318c5e" style:font-size-asian="12pt" style:font-weight-asian="normal" style:font-size-complex="12pt" style:font-weight-complex="normal"/>
    </style:style>
    <style:style style:name="T26" style:family="text">
      <style:text-properties fo:font-size="12pt" fo:language="gl" fo:country="ES" style:text-underline-style="none" fo:font-weight="normal" officeooo:rsid="001b144c" style:font-size-asian="12pt" style:font-weight-asian="normal" style:font-size-complex="12pt" style:font-weight-complex="normal"/>
    </style:style>
    <style:style style:name="T27" style:family="text">
      <style:text-properties fo:font-size="12pt" fo:language="gl" fo:country="ES" style:text-underline-style="none" fo:font-weight="normal" officeooo:rsid="0004616c" style:font-size-asian="12pt" style:font-weight-asian="normal" style:font-size-complex="12pt" style:font-weight-complex="normal"/>
    </style:style>
    <style:style style:name="T28" style:family="text">
      <style:text-properties style:text-underline-style="solid" style:text-underline-type="double" style:text-underline-width="auto" style:text-underline-color="font-color"/>
    </style:style>
    <style:style style:name="T29" style:family="text">
      <style:text-properties style:text-underline-style="solid" style:text-underline-type="double" style:text-underline-width="auto" style:text-underline-color="font-color" officeooo:rsid="001b144c"/>
    </style:style>
    <style:style style:name="T30" style:family="text">
      <style:text-properties officeooo:rsid="00278bb4"/>
    </style:style>
    <style:style style:name="T31" style:family="text">
      <style:text-properties officeooo:rsid="002dbd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Modelo relacional normalizado</text:h>
      <text:p text:style-name="P1">USUARIO (<text:span text:style-name="T1">idUsuario</text:span><text:span text:style-name="T6">, </text:span><text:span text:style-name="T12">nombre, apellidos, email, tel</text:span><text:span text:style-name="T6">éfono, contraseña)</text:span></text:p>
      <text:p text:style-name="P1"><text:span text:style-name="T22">CLIENTE</text:span> (<text:span text:style-name="T1">idUsuario</text:span><text:span text:style-name="T6">, <text:s/>dirección, codigoPostal, localidad, provinc</text:span><text:span text:style-name="T13">i</text:span><text:span text:style-name="T6">a, pais, numeroCuenta)</text:span></text:p>
      <text:p text:style-name="P2">ADMINISTRADOR <text:span text:style-name="T7">(</text:span><text:span text:style-name="T2">idUsuario</text:span><text:span text:style-name="T7">, dni)</text:span></text:p>
      <text:p text:style-name="P6">ARTICULO <text:span text:style-name="T20">(</text:span><text:span text:style-name="T3">idArticulo</text:span><text:span text:style-name="T8">, </text:span><text:span text:style-name="T11">color, </text:span><text:span text:style-name="T18">nombre, </text:span><text:span text:style-name="T8">tipo, precio, </text:span><text:span text:style-name="T11">categoría, </text:span><text:span text:style-name="T19">imagen</text:span><text:span text:style-name="T8">)</text:span></text:p>
      <text:p text:style-name="P1">PEDIDO <text:span text:style-name="T20">(</text:span><text:span text:style-name="T3">idPedido</text:span><text:span text:style-name="T8">, fechaPedido, coste, estado, numElementos)</text:span></text:p>
      <text:p text:style-name="P9"><text:span text:style-name="T8">C</text:span><text:span text:style-name="T6">OD_PROMOCIONAL (</text:span><text:span text:style-name="T1">idCodigo</text:span><text:span text:style-name="T6">, </text:span><text:span text:style-name="T14">nombre, </text:span><text:span text:style-name="T6">descuento)</text:span></text:p>
      <text:p text:style-name="P2">MEDIDAS <text:span text:style-name="T20">(</text:span><text:span text:style-name="T3">idMedidas</text:span><text:span text:style-name="T8">, </text:span><text:span text:style-name="T9"><text:s/></text:span><text:span text:style-name="T23">c</text:span><text:span text:style-name="T25">ontorno cintura, ancho espalda, largo manga, largo </text:span><text:span text:style-name="T26">pierna</text:span><text:span text:style-name="T25">, contorno cadera, contorno </text:span><text:span text:style-name="T26">pecho</text:span><text:span text:style-name="T25">, talle cintura, talle cadera, talle pecho, largo total, contorno cuello, contorno sisa, largo talle delantero, largo talle trasero, largo hombro, largo rodilla, largo pantalón, largo tiro</text:span><text:span text:style-name="T27">)</text:span></text:p>
      <text:p text:style-name="P1"><text:span text:style-name="T30">Contiene</text:span> <text:span text:style-name="T20">(</text:span><text:span text:style-name="T5">idPedido</text:span><text:span text:style-name="T8">, </text:span><text:span text:style-name="T3">idArticulo</text:span><text:span text:style-name="T8">)</text:span></text:p>
      <text:p text:style-name="P1">Realiza <text:span text:style-name="T20">(</text:span><text:span text:style-name="T3">idUsuario</text:span><text:span text:style-name="T8">, </text:span><text:span text:style-name="T3">idPedido</text:span><text:span text:style-name="T8">)</text:span></text:p>
      <text:p text:style-name="P1">Introduce <text:span text:style-name="T20">(</text:span><text:span text:style-name="T3">idUusario</text:span><text:span text:style-name="T8">, </text:span><text:span text:style-name="T3">idMedidas</text:span><text:span text:style-name="T8">)</text:span></text:p>
      <text:p text:style-name="P1">Incluye <text:span text:style-name="T20">(</text:span><text:span text:style-name="T3">idPedido</text:span><text:span text:style-name="T8">, </text:span><text:span text:style-name="T3">idMedidas</text:span><text:span text:style-name="T8">)</text:span></text:p>
      <text:p text:style-name="P1"><text:span text:style-name="T31">Administra</text:span> <text:span text:style-name="T20">(</text:span><text:span text:style-name="T3">idUsuario</text:span><text:span text:style-name="T8">, </text:span><text:span text:style-name="T3">idArticulo</text:span><text:span text:style-name="T8">)</text:span></text:p>
      <text:p text:style-name="P11"><text:span text:style-name="T8">T</text:span><text:span text:style-name="T6">iene (</text:span><text:span text:style-name="T1">idPedido</text:span><text:span text:style-name="T6">, </text:span><text:span text:style-name="T1">idCodigo</text:span><text:span text:style-name="T28">)</text:span></text:p>
      <text:p text:style-name="P8"/>
      <text:h text:style-name="P14" text:outline-level="3"><text:span text:style-name="T21">3</text:span><text:span text:style-name="T10">FN</text:span></text:h>
      <text:p text:style-name="P4"><text:span text:style-name="T6">USUARIO (</text:span><text:span text:style-name="T1">idUsuario</text:span><text:span text:style-name="T6">, </text:span><text:span text:style-name="T12">nombre, </text:span><text:span text:style-name="T15">apellido1, apellido2</text:span><text:span text:style-name="T12">, email</text:span><text:span text:style-name="T6">, </text:span><text:span text:style-name="T17">teléfono, </text:span><text:span text:style-name="T6">contraseña)</text:span></text:p>
      <text:p text:style-name="P4"><text:span text:style-name="T11">CLIENTE</text:span><text:span text:style-name="T10"> (</text:span><text:span text:style-name="T4">idUsuario</text:span><text:span text:style-name="T10">, <text:s/>dirección, codigoPostal, localidad, provinc</text:span><text:span text:style-name="T13">i</text:span><text:span text:style-name="T10">a, pais, numeroCuenta)</text:span></text:p>
      <text:p text:style-name="P4"><text:span text:style-name="T7">ADMINISTRADOR (</text:span><text:span text:style-name="T2">idUsuario</text:span><text:span text:style-name="T7">, dni)</text:span></text:p>
      <text:p text:style-name="P6"><text:span text:style-name="T8">ARTICULO (</text:span><text:span text:style-name="T3">idArticulo</text:span><text:span text:style-name="T8">, </text:span><text:span text:style-name="T11">color, </text:span><text:span text:style-name="T18">nombre, </text:span><text:span text:style-name="T8">tipo, precio, </text:span><text:span text:style-name="T11">categoría, </text:span><text:span text:style-name="T19">imagen</text:span><text:span text:style-name="T8">)</text:span></text:p>
      <text:p text:style-name="P3">PEDIDO <text:span text:style-name="T20">(</text:span><text:span text:style-name="T3">idPedido</text:span><text:span text:style-name="T8">, fechaPedido, coste, estado, numElementos)</text:span></text:p>
      <text:p text:style-name="P10"><text:span text:style-name="T8">COD_PROMOCIONAL (</text:span><text:span text:style-name="T3">idCodigo</text:span><text:span text:style-name="T8">, </text:span><text:span text:style-name="T14">nombre, </text:span><text:span text:style-name="T8">descuento,)</text:span></text:p>
      <text:p text:style-name="P3">MEDIDAS <text:span text:style-name="T20">(</text:span><text:span text:style-name="T3">idMedidas</text:span><text:span text:style-name="T8">, </text:span><text:span text:style-name="T24"><text:s/></text:span><text:span text:style-name="T23">c</text:span><text:span text:style-name="T25">ontorno cintura, ancho espalda, largo manga, largo </text:span><text:span text:style-name="T26">pierna</text:span><text:span text:style-name="T25">, contorno cadera, contorno </text:span><text:span text:style-name="T26">pecho</text:span><text:span text:style-name="T25">, talle cintura, talle cadera, talle pecho, largo total, contorno cuello, contorno sisa, largo talle delantero, largo talle trasero, largo hombro, largo rodilla, largo pantalón, largo tiro</text:span><text:span text:style-name="T27">)</text:span></text:p>
      <text:p text:style-name="P5"><text:span text:style-name="T16">Contiene</text:span><text:span text:style-name="T8"> (</text:span><text:span text:style-name="T5">idPedido</text:span><text:span text:style-name="T8">, </text:span><text:span text:style-name="T3">idArticulo</text:span><text:span text:style-name="T8">)</text:span></text:p>
      <text:p text:style-name="P3">Realiza <text:span text:style-name="T20">(</text:span><text:span text:style-name="T3">idUsuario</text:span><text:span text:style-name="T8">, </text:span><text:span text:style-name="T3">idPedido</text:span><text:span text:style-name="T8">)</text:span></text:p>
      <text:p text:style-name="P3">Introduce <text:span text:style-name="T20">(</text:span><text:span text:style-name="T3">idUusario</text:span><text:span text:style-name="T8">, </text:span><text:span text:style-name="T3">idMedidas</text:span><text:span text:style-name="T8">)</text:span></text:p>
      <text:p text:style-name="P3">Incluye <text:span text:style-name="T20">(</text:span><text:span text:style-name="T3">idPedido</text:span><text:span text:style-name="T8">, </text:span><text:span text:style-name="T3">idMedidas</text:span><text:span text:style-name="T8">)</text:span></text:p>
      <text:p text:style-name="P6"><text:span text:style-name="T31">Administra</text:span> <text:span text:style-name="T20">(</text:span><text:span text:style-name="T3">idUsuario</text:span><text:span text:style-name="T8">, </text:span><text:span text:style-name="T3">idArticulo</text:span><text:span text:style-name="T8">)</text:span></text:p>
      <text:p text:style-name="P12"><text:soft-page-break/><text:span text:style-name="T8">Tiene (</text:span><text:span text:style-name="T3">idPedido</text:span><text:span text:style-name="T8">, </text:span><text:span text:style-name="T3">idCodigo</text:span><text:span text:style-name="T29">)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1T23:13:00.130000000</meta:creation-date>
    <meta:generator>LibreOffice/7.3.0.3$Windows_X86_64 LibreOffice_project/0f246aa12d0eee4a0f7adcefbf7c878fc2238db3</meta:generator>
    <dc:date>2022-03-18T05:29:04.643000000</dc:date>
    <meta:editing-duration>PT6H1M53S</meta:editing-duration>
    <meta:editing-cycles>17</meta:editing-cycles>
    <meta:document-statistic meta:table-count="0" meta:image-count="0" meta:object-count="0" meta:page-count="2" meta:paragraph-count="28" meta:word-count="193" meta:character-count="1722" meta:non-whitespace-character-count="1553"/>
  </office:meta>
</office:document-meta>
</file>